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49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Exercícios aula 01</text:p>
      <text:p text:style-name="Standard"/>
      <text:p text:style-name="Standard">// <text:span text:style-name="T1">Exercício 1</text:span></text:p>
      <text:p text:style-name="Standard">Inicio</text:p>
      <text:p text:style-name="Standard"><text:s text:c="3"/>string: nome = "Miguel";</text:p>
      <text:p text:style-name="Standard"><text:s text:c="3"/>inteiro: idade = "15";</text:p>
      <text:p text:style-name="Standard"><text:s text:c="3"/>caracter: sexo = "M";</text:p>
      <text:p text:style-name="Standard"><text:s text:c="2"/>leia("nome");</text:p>
      <text:p text:style-name="Standard"><text:s text:c="2"/>leia("_idade");</text:p>
      <text:p text:style-name="Standard"><text:s text:c="2"/>leia("_sexo");</text:p>
      <text:p text:style-name="Standard"><text:s text:c="2"/>imprime("nome"+"_idade"+"_sexo");</text:p>
      <text:p text:style-name="Standard">Fim</text:p>
      <text:p text:style-name="Standard"/>
      <text:p text:style-name="Standard">// <text:span text:style-name="T1">Exercício 2</text:span></text:p>
      <text:p text:style-name="Standard">Inicio</text:p>
      <text:p text:style-name="Standard"><text:s text:c="2"/>string: nome = "Miguel";</text:p>
      <text:p text:style-name="Standard"><text:s text:c="2"/>real: nota1 = "9.5";</text:p>
      <text:p text:style-name="Standard"><text:s text:c="2"/>real: nota2 = "9";</text:p>
      <text:p text:style-name="Standard"><text:s text:c="2"/>real: nota3 = "10";</text:p>
      <text:p text:style-name="Standard"><text:s text:c="2"/>real: notaTotal = ((nota1+nota2+nota3)/3);</text:p>
      <text:p text:style-name="Standard"><text:s/>leia("nome");</text:p>
      <text:p text:style-name="Standard"><text:s/>leia("nota1");</text:p>
      <text:p text:style-name="Standard"><text:s/>leia("nota2");</text:p>
      <text:p text:style-name="Standard"><text:s/>leia("nota3");</text:p>
      <text:p text:style-name="Standard"><text:s text:c="2"/>notaTotal = ((nota1+nota2+nota3)/3);</text:p>
      <text:p text:style-name="Standard"><text:s/>imprime("nome"+"notaTotal");</text:p>
      <text:p text:style-name="Standard">Fim</text:p>
      <text:p text:style-name="Standard"/>
      <text:p text:style-name="Standard">// <text:span text:style-name="T1">Exercício 3</text:span></text:p>
      <text:p text:style-name="Standard">Inicio</text:p>
      <text:p text:style-name="Standard"><text:s text:c="2"/>real: numerador;</text:p>
      <text:p text:style-name="Standard"><text:s text:c="2"/>real: denominador;</text:p>
      <text:p text:style-name="Standard"><text:s text:c="2"/>real: resultado;</text:p>
      <text:p text:style-name="Standard"><text:s/>leia("numerador");</text:p>
      <text:p text:style-name="Standard"><text:s/>leia("denominador");</text:p>
      <text:p text:style-name="Standard"><text:s text:c="2"/>resultado = numerador / denominador;</text:p>
      <text:p text:style-name="Standard"><text:s/>imprime("resultado"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11:10:01.622000000</dc:date>
    <meta:editing-duration>PT6S</meta:editing-duration>
    <meta:editing-cycles>1</meta:editing-cycles>
    <meta:document-statistic meta:table-count="0" meta:image-count="0" meta:object-count="0" meta:page-count="1" meta:paragraph-count="34" meta:word-count="76" meta:character-count="660" meta:non-whitespace-character-count="573"/>
    <meta:generator>LibreOffice/7.1.6.2$Windows_X86_64 LibreOffice_project/0e133318fcee89abacd6a7d077e292f1145735c3</meta:generator>
  </office:meta>
</office:document-meta>
</file>